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 Saotome's
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"passed the map to
quite the lively young girl"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 been
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8:26:06+01:00</meta:creation-date>
    <dc:date>2019-11-02T18:2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